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pain_sou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alien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reath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owl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der_0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spider_0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gho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runt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ell_sound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st_die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dieing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children_spirit_sounds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demon_ca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demon_call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demon_grow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pix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pixie_die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spirit_shou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00/00/00</text:date>, <text:time style:data-style-name="N2" text:time-value="10:40:58.520864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1-11-19T10:00:43.665091498</dc:date>
    <meta:editing-duration>P1DT2H22M1S</meta:editing-duration>
    <meta:editing-cycles>50</meta:editing-cycles>
    <meta:document-statistic meta:table-count="1" meta:cell-count="1355" meta:object-count="0"/>
  </office:meta>
</office:document-meta>
</file>